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fr1" style:family="graphic" style:parent-style-name="OLE">
      <style:graphic-properties style:vertical-pos="top" style:vertical-rel="paragraph" style:horizontal-pos="center" style:horizontal-rel="paragraph" draw:ole-draw-aspect="1" draw:visible-area-top="0in" draw:visible-area-width="7.0453in" draw:visible-area-height="8.9929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Objeto1" text:anchor-type="paragraph" svg:width="7.0453in" svg:height="8.9929in" draw:z-index="0"><draw:object-ole xlink:href="./Object 1" xlink:type="simple" xlink:show="embed" xlink:actuate="onLoad"/><draw:image xlink:href="./ObjectReplacements/Object 1" xlink:type="simple" xlink:show="embed" xlink:actuate="onLoad"/></draw:frame>FSM Directory</text:p>
      <text:p text:style-name="P1"><text:soft-page-break/></text:p>
      <text:p text:style-name="P2">The figure shows the finite-state machine diagram for all the states in a directory. Any block will start in the Unowned state. From here, the directory will transition to “Shared (Memory-Access)” and add requester into sharers if it receives a shared read request, and it will transition to “Exclusive (Memory-Access)” and make requester owner if it receives an exclusive read request. In both cases, the directory will send a request to fetch memory. If the directory receives another read request in “Exclusive (Memory-Access),” the directory would send a nak to the requester. When the request from memory returns in the “Exclusive (Memory-Access)” state, the directory would transition to the Exclusive state. It should be impossible for a writeback request to arrive during Unowned or “Exclusive (Memory-Access)” states because no node should have the block in these two states.</text:p>
      <text:p text:style-name="P2"/>
      <text:p text:style-name="P2">From the Shared state, there are several states the directory can transition into. The first is “Shared (Memory-Access)”, which occurs if a shared read request comes in while in the Shared state. The directory will fetch the memory, queuing up any more shared read requests that might come in while sending a nak to any <text:span text:style-name="T1">exclusive</text:span> reads. When the memory returns, the directory will send shared replies to all requesters if there are more than one sharers. If there is only one sharer when the memory returns in the “Shared (Memory-Access)” state, the directory would move the sharer into owner and return an exclusive reply. There could also be a transition to the “Shared Exclusive (Memory-Access)” state or the Exclusive state from the Shared state when it receives an exclusive read request, depending on whether or not the requester is the owner of the block. If the requester is the owner, then the directory has received an upgrade request, which means that the requester already has the data. Otherwise, the directory has to fetch the block from memory before it can send out invalidates and an exclusive reply with invalidates pending.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2"/>
      <text:p text:style-name="P2">In the Exclusive state, the home memory could transition to the “Exclusive (Memory-Access)” state if the requester is the owner, while also performing a fetch from memory. It could also transition to Unowned if it receives a writeback request. However, in this state, it could also transition to the two busy memory-access states.</text:p>
      <text:p text:style-name="P3"/>
      <text:p text:style-name="P2">In all of the busy states, naks are sent in response to read requests. The directory will transition to the busy memory-access states when a read request arrives during the Exclusive state and the owner is not the requester. In the “Busy-Shared (Memory-Access)” state, we usually would wait for the memory to return before performing any other operations. If the directory receives a memory return first, then it would send an intervention request to the previous owner, send a speculative reply to the requester, and transition to the Busy-Shared state. Should a writeback request occur before the memory return, however, the directory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is similar, except we send exclusive messages instead of shared messages and we transition to exclusive states.</text:p>
      <text:p text:style-name="P2"/>
      <text:p text:style-name="P2">In the Busy-Shared state, the directory is waiting for a message from the previous owner of the block <text:soft-page-break/>before transitioning to the Shared state. This could come in the form of a writeback request (if the owner evicted the block before the intervention arrives), a shared writeback, or a shared transfer (no data). In all three cases, the directory has to set the owner as the requester. If a writeback request or a shared writeback arrives, the directory also has to write the block to memory. Additionally, a writeback request means that the directory would forward that data to the new owner and return a writeback busy ack to the requester. <text:span text:style-name="T1">It</text:span> is possible for the intervention to be unsuccessful, however, which is indicated by a nak from the previous owner. When this happens, the directory would send a nak to the requester and return to Exclusive. The Busy-Exclusive state is similar, except exclusive messages are sent instead of shared messages and the directory transitions back to Exclusive upon successful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3:55.18</meta:creation-date>
    <dc:date>2010-12-19T22:06:59.87</dc:date>
    <dc:creator>Eric Chang</dc:creator>
    <meta:editing-duration>PT10H31M46S</meta:editing-duration>
    <meta:editing-cycles>41</meta:editing-cycles>
    <meta:generator>OpenOffice.org/3.2$Win32 OpenOffice.org_project/320m18$Build-9502</meta:generator>
    <meta:printed-by>Eric Chang</meta:printed-by>
    <meta:print-date>2010-12-13T16:37:52.34</meta:print-date>
    <meta:document-statistic meta:table-count="0" meta:image-count="0" meta:object-count="1" meta:page-count="3" meta:paragraph-count="6" meta:word-count="840" meta:character-count="5121"/>
  </office:meta>
</office:document-meta>
</file>